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officeooo:rsid="000a74d8" officeooo:paragraph-rsid="000a74d8"/>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1"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2" style:family="paragraph" style:parent-style-name="Preformatted_20_Text">
      <style:paragraph-properties fo:text-align="center" style:justify-single-word="false"/>
      <style:text-properties style:text-underline-style="solid" style:text-underline-width="auto" style:text-underline-color="font-color"/>
    </style:style>
    <style:style style:name="P13"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4"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5"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6" style:family="paragraph" style:parent-style-name="Preformatted_20_Text">
      <style:paragraph-properties fo:text-align="center" style:justify-single-word="false"/>
      <style:text-properties officeooo:rsid="000ec682" officeooo:paragraph-rsid="000ec682"/>
    </style:style>
    <style:style style:name="P17"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18"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19" style:family="paragraph" style:parent-style-name="Preformatted_20_Text">
      <style:paragraph-properties fo:text-align="center" style:justify-single-word="false"/>
      <style:text-properties officeooo:rsid="000f7eef" officeooo:paragraph-rsid="000f7eef"/>
    </style:style>
    <style:style style:name="P20"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1"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2"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3"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4" style:family="paragraph" style:parent-style-name="Preformatted_20_Text">
      <style:paragraph-properties fo:text-align="center" style:justify-single-word="false"/>
      <style:text-properties officeooo:rsid="0011c51a" officeooo:paragraph-rsid="0011c51a"/>
    </style:style>
    <style:style style:name="P25"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26" style:family="paragraph" style:parent-style-name="Preformatted_20_Text">
      <style:paragraph-properties fo:text-align="center" style:justify-single-word="false"/>
      <style:text-properties officeooo:rsid="001328b3" officeooo:paragraph-rsid="001328b3"/>
    </style:style>
    <style:style style:name="P27" style:family="paragraph" style:parent-style-name="Preformatted_20_Text">
      <style:paragraph-properties fo:text-align="center" style:justify-single-word="false"/>
      <style:text-properties officeooo:rsid="0013ed42" officeooo:paragraph-rsid="0013ed42"/>
    </style:style>
    <style:style style:name="P28" style:family="paragraph" style:parent-style-name="Preformatted_20_Text">
      <style:paragraph-properties fo:text-align="center" style:justify-single-word="false"/>
      <style:text-properties officeooo:rsid="0013ed42" officeooo:paragraph-rsid="00164148"/>
    </style:style>
    <style:style style:name="P29" style:family="paragraph" style:parent-style-name="Preformatted_20_Text">
      <style:paragraph-properties fo:text-align="center" style:justify-single-word="false"/>
      <style:text-properties officeooo:rsid="00164148" officeooo:paragraph-rsid="00164148"/>
    </style:style>
    <style:style style:name="P30" style:family="paragraph" style:parent-style-name="Preformatted_20_Text">
      <style:paragraph-properties fo:text-align="center" style:justify-single-word="false"/>
      <style:text-properties officeooo:rsid="001750db" officeooo:paragraph-rsid="001750db"/>
    </style:style>
    <style:style style:name="P31" style:family="paragraph" style:parent-style-name="Preformatted_20_Text">
      <style:paragraph-properties fo:text-align="center" style:justify-single-word="false"/>
      <style:text-properties officeooo:rsid="001750db" officeooo:paragraph-rsid="001766bb"/>
    </style:style>
    <style:style style:name="P32" style:family="paragraph" style:parent-style-name="Preformatted_20_Text">
      <style:paragraph-properties fo:text-align="center" style:justify-single-word="false"/>
      <style:text-properties officeooo:rsid="001750db" officeooo:paragraph-rsid="001836e1"/>
    </style:style>
    <style:style style:name="P33" style:family="paragraph" style:parent-style-name="Preformatted_20_Text">
      <style:paragraph-properties fo:text-align="center" style:justify-single-word="false"/>
      <style:text-properties officeooo:rsid="001836e1" officeooo:paragraph-rsid="001836e1"/>
    </style:style>
    <style:style style:name="P34" style:family="paragraph" style:parent-style-name="Preformatted_20_Text">
      <style:paragraph-properties fo:text-align="center" style:justify-single-word="false"/>
      <style:text-properties officeooo:rsid="001766bb" officeooo:paragraph-rsid="001766bb"/>
    </style:style>
    <style:style style:name="P35"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36"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37"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38"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39"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0" style:family="paragraph" style:parent-style-name="Preformatted_20_Text">
      <style:paragraph-properties fo:text-align="center" style:justify-single-word="false"/>
      <style:text-properties officeooo:rsid="001836e1" officeooo:paragraph-rsid="001836e1"/>
    </style:style>
    <style:style style:name="P41" style:family="paragraph" style:parent-style-name="Preformatted_20_Text">
      <style:paragraph-properties fo:text-align="center" style:justify-single-word="false"/>
      <style:text-properties officeooo:rsid="001b52fd" officeooo:paragraph-rsid="001b52fd"/>
    </style:style>
    <style:style style:name="P42" style:family="paragraph" style:parent-style-name="Preformatted_20_Text">
      <style:paragraph-properties fo:text-align="center" style:justify-single-word="false"/>
      <style:text-properties officeooo:rsid="001b52fd" officeooo:paragraph-rsid="001c50b3"/>
    </style:style>
    <style:style style:name="P43" style:family="paragraph" style:parent-style-name="Preformatted_20_Text">
      <style:paragraph-properties fo:text-align="center" style:justify-single-word="false"/>
      <style:text-properties officeooo:rsid="001c50b3" officeooo:paragraph-rsid="001c50b3"/>
    </style:style>
    <style:style style:name="P44" style:family="paragraph" style:parent-style-name="Preformatted_20_Text">
      <style:paragraph-properties fo:text-align="center" style:justify-single-word="false"/>
      <style:text-properties officeooo:rsid="001d1b38" officeooo:paragraph-rsid="001d1b38"/>
    </style:style>
    <style:style style:name="P45" style:family="paragraph" style:parent-style-name="Preformatted_20_Text">
      <style:paragraph-properties fo:text-align="center" style:justify-single-word="false"/>
      <style:text-properties officeooo:rsid="001f0203" officeooo:paragraph-rsid="001f0203"/>
    </style:style>
    <style:style style:name="P46" style:family="paragraph" style:parent-style-name="Preformatted_20_Text">
      <style:paragraph-properties fo:text-align="center" style:justify-single-word="false"/>
      <style:text-properties officeooo:rsid="00206129" officeooo:paragraph-rsid="00206129"/>
    </style:style>
    <style:style style:name="P47" style:family="paragraph" style:parent-style-name="Preformatted_20_Text">
      <style:paragraph-properties fo:text-align="center" style:justify-single-word="false"/>
      <style:text-properties officeooo:rsid="002285a4" officeooo:paragraph-rsid="002285a4"/>
    </style:style>
    <style:style style:name="P48" style:family="paragraph" style:parent-style-name="Preformatted_20_Text">
      <style:paragraph-properties fo:text-align="center" style:justify-single-word="false"/>
      <style:text-properties officeooo:rsid="001f0203" officeooo:paragraph-rsid="001f0203" fo:background-color="#ffff00"/>
    </style:style>
    <style:style style:name="P49" style:family="paragraph" style:parent-style-name="Preformatted_20_Text">
      <style:paragraph-properties fo:text-align="center" style:justify-single-word="false"/>
      <style:text-properties officeooo:rsid="002285a4" officeooo:paragraph-rsid="002285a4" fo:background-color="#ffff00"/>
    </style:style>
    <style:style style:name="P50" style:family="paragraph" style:parent-style-name="Preformatted_20_Text">
      <style:paragraph-properties fo:text-align="center" style:justify-single-word="false"/>
      <style:text-properties officeooo:rsid="002393c9" officeooo:paragraph-rsid="002393c9"/>
    </style:style>
    <style:style style:name="P51" style:family="paragraph" style:parent-style-name="Text_20_body" style:list-style-name="L1">
      <style:paragraph-properties fo:margin-top="0in" fo:margin-bottom="0in" style:contextual-spacing="false"/>
      <style:text-properties officeooo:paragraph-rsid="00196a58"/>
    </style:style>
    <style:style style:name="P52" style:family="paragraph" style:parent-style-name="Text_20_body" style:list-style-name="L1">
      <style:paragraph-properties fo:margin-top="0in" fo:margin-bottom="0in" style:contextual-spacing="false"/>
    </style:style>
    <style:style style:name="P53" style:family="paragraph" style:parent-style-name="Text_20_body" style:list-style-name="L1">
      <style:paragraph-properties fo:margin-left="0in" fo:margin-right="0in" fo:text-indent="0in" style:auto-text-indent="false"/>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328b3"/>
    </style:style>
    <style:style style:name="T4" style:family="text">
      <style:text-properties officeooo:rsid="00152bad"/>
    </style:style>
    <style:style style:name="T5" style:family="text">
      <style:text-properties officeooo:rsid="00164148"/>
    </style:style>
    <style:style style:name="T6" style:family="text">
      <style:text-properties fo:font-size="18pt" style:font-size-asian="15.75pt" style:font-size-complex="18pt"/>
    </style:style>
    <style:style style:name="T7" style:family="text">
      <style:text-properties fo:font-size="18pt" officeooo:rsid="001766bb" style:font-size-asian="15.75pt" style:font-size-complex="18pt"/>
    </style:style>
    <style:style style:name="T8" style:family="text">
      <style:text-properties fo:font-size="18pt" officeooo:rsid="001836e1" style:font-size-asian="15.75pt" style:font-size-complex="18pt"/>
    </style:style>
    <style:style style:name="T9" style:family="text">
      <style:text-properties fo:font-size="18pt" fo:font-style="italic" style:font-size-asian="15.75pt" style:font-style-asian="italic" style:font-size-complex="18pt" style:font-style-complex="italic"/>
    </style:style>
    <style:style style:name="T10" style:family="text">
      <style:text-properties fo:font-size="18pt" fo:font-style="italic" officeooo:rsid="001836e1" style:font-size-asian="15.75pt" style:font-style-asian="italic" style:font-size-complex="18pt" style:font-style-complex="italic"/>
    </style:style>
    <style:style style:name="T11" style:family="text">
      <style:text-properties fo:font-style="italic"/>
    </style:style>
    <style:style style:name="T12" style:family="text">
      <style:text-properties fo:font-style="italic" officeooo:rsid="001c50b3" style:font-style-asian="italic" style:font-style-complex="italic"/>
    </style:style>
    <style:style style:name="T13" style:family="text">
      <style:text-properties officeooo:rsid="00196a58"/>
    </style:style>
    <style:style style:name="T14" style:family="text">
      <style:text-properties officeooo:rsid="001c50b3"/>
    </style:style>
    <style:style style:name="T15" style:family="text">
      <style:text-properties officeooo:rsid="00217bbb"/>
    </style:style>
    <style:style style:name="T16" style:family="text">
      <style:text-properties officeooo:rsid="002285a4"/>
    </style:style>
    <style:style style:name="T17" style:family="text">
      <style:text-properties style:text-position="super 58%"/>
    </style:style>
    <style:style style:name="T18" style:family="text">
      <style:text-properties style:text-position="0% 100%"/>
    </style:style>
    <style:style style:name="T19" style:family="text">
      <style:text-properties officeooo:rsid="00245ab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14">Review</text:p>
      <text:p text:style-name="P15">classic of poetry – book of odes</text:p>
      <text:p text:style-name="P5">The original chinese names for poems is Odes. </text:p>
      <text:p text:style-name="P5">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text:span text:style-name="T1">m</text:spa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4"/>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2"/>
      <text:p text:style-name="P13"><text:soft-page-break/></text:p>
      <text:p text:style-name="P13"/>
      <text:p text:style-name="P18">Lecture <text:span text:style-name="T5">Feb 8 13:30</text:span></text:p>
      <text:p text:style-name="P11">The purpose of Chinese literature is meant to enjoyed and not interpreted or over analyzed. The reason for reading this is so that we can see how the people thousands of years ago reacted to scenarios, it gives us an objective view of the world. </text:p>
      <text:p text:style-name="P11"/>
      <text:p text:style-name="P17">REACTION PAPERS DUE EVERY TUESDAY.</text:p>
      <text:p text:style-name="P16">We can choose any piece of literature and write 500-700 words on it. We can talk about an entire week or we can choose a specific poem to write about. As long as </text:p>
      <text:p text:style-name="P16">it’s something from our syllabus, we can write about it. </text:p>
      <text:p text:style-name="P16"/>
      <text:p text:style-name="P16"/>
      <text:p text:style-name="P23">Instructions:</text:p>
      <text:p text:style-name="P20"/>
      <text:p text:style-name="P22">What is a Reaction Paper</text:p>
      <text:p text:style-name="P22"><text:span text:style-name="T2">Purpose:</text:span> Reaction papers are intended to demonstrate your comprehension</text:p>
      <text:p text:style-name="P22">of the assigned readings. They will help you keep track of important</text:p>
      <text:p text:style-name="P22">ideas that you will need to review again in preparation for the final exam.</text:p>
      <text:p text:style-name="P22">Most importantly, they are intended to help you examine and analyze the</text:p>
      <text:p text:style-name="P22">assigned readings more closely, thereby gaining a better appreciation of</text:p>
      <text:p text:style-name="P22">the topic.</text:p>
      <text:p text:style-name="P22"><text:span text:style-name="T2">Format:</text:span> Papers must be double-spaced, 500–700 words (no more than 750</text:p>
      <text:p text:style-name="P22">words). They must have a title, your name, page numbering, and consis-</text:p>
      <text:p text:style-name="P22">tent use of footnotes/references. Proofreading for grammatical errors is</text:p>
      <text:p text:style-name="P22">expected and plays a role in the evaluation and grading. Make sure that</text:p>
      <text:p text:style-name="P22">your paper is in the form of an essay, with an introduction, body, and</text:p>
      <text:p text:style-name="P22">conclusion.</text:p>
      <text:p text:style-name="P22"><text:span text:style-name="T2">Content: </text:span>Your reaction paper should demonstrate comprehension of the as-</text:p>
      <text:p text:style-name="P22">signed readings, and contain a critical and thoughtful reaction to the cho-</text:p>
      <text:p text:style-name="P22">sen reading. Critical analysis should make up the majority of the reaction</text:p>
      <text:p text:style-name="P22">paper. There are a number of ways you might approach the task of react-</text:p>
      <text:p text:style-name="P22">ing to the readings.</text:p>
      <text:p text:style-name="P22">• Focus on an aspect of the reading that you will argue pertains to some</text:p>
      <text:p text:style-name="P22">issue or idea we have discussed in class. Does the reading support,</text:p>
      <text:p text:style-name="P22">undermine, or come into tension with previous issues or concepts?</text:p>
      <text:p text:style-name="P22">Explain why it is significant.</text:p>
      <text:p text:style-name="P22">• Focus on a particular theme or issue raised by the reading, and give</text:p>
      <text:p text:style-name="P22">your own perspective on it. Be sure to elaborate on your opinion.</text:p>
      <text:p text:style-name="P22">On what do you base your opinions? What are the strengths and the</text:p>
      <text:p text:style-name="P22">weaknesses of the reading, as you see it? Do you have any personal</text:p>
      <text:p text:style-name="P22">experience that is relevant to the reading?</text:p>
      <text:p text:style-name="P22"><text:span text:style-name="T2">What to Avoid:</text:span> A Reaction Paper is not a book report! You must give some</text:p>
      <text:p text:style-name="P22">brief summary of the reading in order to write a good paper, but only</text:p>
      <text:p text:style-name="P22">summarize what is necessary to write your reaction. Also, do not repeat</text:p>
      <text:p text:style-name="P22">class lecture or discussion content. This paper should be your original</text:p>
      <text:p text:style-name="P22">thought.</text:p>
      <text:p text:style-name="P22">It is also important to avoid vague impressions about the reading. Base</text:p>
      <text:p text:style-name="P22">everything you say on something specific in the reading, such as a quote,</text:p>
      <text:p text:style-name="P22">a concept, or an argument. Be specific, and make sure you make proper</text:p>
      <text:p text:style-name="P22">reference to these specific details.</text:p>
      <text:p text:style-name="P22"><text:span text:style-name="T2">Nota Bene:</text:span> You are strongly advised to make use of the resources our uni-</text:p>
      <text:p text:style-name="P22">versity provides. This includes the writing lab. Bring a finished draft of</text:p>
      <text:p text:style-name="P22">your paper to the writing lab at least one week before the due-date, and</text:p>
      <text:p text:style-name="P22">anticipate re-writing. Be sure to refer to a writing guide, such as Strung</text:p>
      <text:p text:style-name="P22">&amp; White’s The Elements of Style and the MLA Handbook.</text:p>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16"/>
      <text:p text:style-name="P16">The POETIC EXPOSITION OF ZHOUTANG:</text:p>
      <text:p text:style-name="P16">Jun-zi is the translation of the word gentleman in Chinese. It basically means nobleman. </text:p>
      <text:p text:style-name="P16">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6">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6">In ancient china, there were ten day weeks. Members of society never washed their hair. </text:p>
      <text:p text:style-name="P19">What I want to write about is the meaning of aristocracy, which I will call “the prince and price” </text:p>
      <text:p text:style-name="P1"/>
      <text:p text:style-name="P25">Lecture Feb 13 13:47</text:p>
      <text:p text:style-name="P24">Tao Qian Tao Yuanming </text:p>
      <text:p text:style-name="P24">Family name Tao, Given name is Qian. In chinese, the first name symbolizes the family name, and the last name symbolizes the social name. Father died early, leaving the family poor. When you start studying, that’s when you are given a name in Ancient China. <text:span text:style-name="T3">Grandfather reached prefect. Born in chiasing province, his great grandfather was recorded to have been one of the members who helped establish the Qin dynasty. </text:span></text:p>
      <text:p text:style-name="P26">Confucious’s father died at a very young age and was raised by his mother. </text:p>
      <text:p text:style-name="P27">Early Years:</text:p>
      <text:p text:style-name="P27">Unorthodox home education </text:p>
      <text:p text:style-name="P27">He did read the confucian classics. </text:p>
      <text:p text:style-name="P27">He dabbled in daoist texts. </text:p>
      <text:p text:style-name="P27">Laozi, and Zhuangzi, &amp;c </text:p>
      <text:p text:style-name="P27">Active years:</text:p>
      <text:p text:style-name="P27">Entered official service, but resigned before too long. </text:p>
      <text:p text:style-name="P27">Spent 5-6 years in seclusion (“Drinking wine”, 5,7)</text:p>
      <text:p text:style-name="P27">At 36 (400), went back into service as a military aid to Huan Xuan, inspector of Jiangzhou and Jingzhou, but resigned next year to mourn his mothers death. </text:p>
      <text:p text:style-name="P28">Next year, became county magistrate. <text:span text:style-name="T4">Court magistrate is like a prefect but instead its for a small region, like Sacramento area. He was allotted 45 acres of land. This was before the time of land. The main commerce of trading for the day was based on grain or food. </text:span></text:p>
      <text:p text:style-name="P29">The concept of being paid in food for a large period of time is not ideal due to the fact that food goes bad. </text:p>
      <text:p text:style-name="P29">This man was faced with a dilemma, a censor arrived at his doorstep. The censor approached him and told him he needed to pay him a certain sum of money to continue his business. </text:p>
      <text:p text:style-name="P29">Retirement: </text:p>
      <text:p text:style-name="P29">First two years of his retirement </text:p>
      <text:p text:style-name="P29">(“On returning to My Garden and Field 1”)</text:p>
      <text:p text:style-name="P29">408, house was burnt down. </text:p>
      <text:p text:style-name="P29">Associations with spiritual leaders</text:p>
      <text:p text:style-name="P29">Meeting with monk Huiyan, and Lu Xiujing. </text:p>
      <text:p text:style-name="P29"><text:soft-page-break/>Lu Xiujing is the founder “Zen Buddhism” </text:p>
      <text:p text:style-name="P29">The temple displayed on the slides was the building he built. </text:p>
      <text:p text:style-name="P29">Huiyan founder of the pure land school of buddhism. He began studying Zhuangzi and Laozi at a young age. </text:p>
      <text:p text:style-name="P29">A meeting of Tao, Huiyan, and Lu. </text:p>
      <text:p text:style-name="P29">Huiyan had been in seclusion for over thirty years, never passed tiger river. </text:p>
      <text:p text:style-name="P29">If he did, the mountain cats would howl. With seeing them off Tao and Lu Xuijing. </text:p>
      <text:p text:style-name="P29">There is a painting of three friends who walk each other home. </text:p>
      <text:p text:style-name="P30">Tao Qian </text:p>
      <text:p text:style-name="P30">The Literary Critic </text:p>
      <text:p text:style-name="P30">Su Shi</text:p>
      <text:p text:style-name="P30">*Leader of Song dynasty </text:p>
      <text:p text:style-name="P30">(960-1279)</text:p>
      <text:p text:style-name="P30">Writer, poet, painter, calligrapher, pharmacologist,</text:p>
      <text:p text:style-name="P30">gastronome, and a statesmen. </text:p>
      <text:p text:style-name="P30">Fist literary critic to elevate Tao Yuanming to the highest level.</text:p>
      <text:p text:style-name="P30">Wrote complementary poems to Tao’s collected poems. </text:p>
      <text:p text:style-name="P30">Su Shi was like leonardo da vinci, shakespeare, dante and other great men combined. </text:p>
      <text:p text:style-name="P30">The mongols eventually killed all the intellectual elites. This man was recognized as the greatest poet of the time. </text:p>
      <text:p text:style-name="P31">He was a writer, poet, painter, calligrapher, gastronome, and statesmen. First literary critic to elevate Tao Yunming to the highest level. </text:p>
      <text:p text:style-name="P34">There was a grading system based on the type of poems the intellectuals would consume, initially, Tao yunming was considered a very low-tier style of poem writing. </text:p>
      <text:p text:style-name="P31"/>
      <text:p text:style-name="P34">Drinking wine analysis: </text:p>
      <text:p text:style-name="P34">I live quietly, with few amusements, </text:p>
      <text:p text:style-name="P31"/>
      <text:p text:style-name="P35">challenge</text:p>
      <text:p text:style-name="P31"><text:span text:style-name="T7"/></text:p>
      <text:p text:style-name="P35">explain by drinking wine – twenty poems – Number five </text:p>
      <text:p text:style-name="P35">Hints:</text:p>
      <text:p text:style-name="P36">Southern mountain is the area where the religious folks are. </text:p>
      <text:p text:style-name="P33"><text:span text:style-name="T7"/></text:p>
      <text:p text:style-name="P33"><text:span text:style-name="T7">A</text:span><text:span text:style-name="T6">nswer:</text:span></text:p>
      <text:p text:style-name="P33"><text:span text:style-name="T6"/></text:p>
      <text:p text:style-name="P33"><text:span text:style-name="T6"/></text:p>
      <text:p text:style-name="P37">Drinking Wine-</text:p>
      <text:p text:style-name="P37">I thatched my hut in the social realm, </text:p>
      <text:p text:style-name="P38">//He has chosen to exist in the social region, but he is acting a recluse.</text:p>
      <text:p text:style-name="P32"><text:span text:style-name="T8"/></text:p>
      <text:p text:style-name="P32"><text:span text:style-name="T8"/></text:p>
      <text:p text:style-name="P32"><text:span text:style-name="T8"/></text:p>
      <text:p text:style-name="P32"><text:soft-page-break/><text:span text:style-name="T8"/></text:p>
      <text:p text:style-name="P37">And yet there’s no clatter of carriage or horse, </text:p>
      <text:p text:style-name="P33"><text:span text:style-name="T6"/></text:p>
      <text:p text:style-name="P37">how can this be? </text:p>
      <text:p text:style-name="P32"><text:span text:style-name="T8"/></text:p>
      <text:p text:style-name="P33"><text:span text:style-name="T9">In china, it is socially unacceptable to drink alone. Yet he’s doing that.</text:span><text:span text:style-name="T6"> </text:span></text:p>
      <text:p text:style-name="P32"><text:span text:style-name="T8"/></text:p>
      <text:p text:style-name="P37">With a mind distant, the region grows remote. </text:p>
      <text:p text:style-name="P32"><text:span text:style-name="T8"/></text:p>
      <text:p text:style-name="P38">With a distant mind, your behavior creates a distant behavioral pattern for everyone around you. So, his distant mind dictates remote behavior for those around him creating space.</text:p>
      <text:p text:style-name="P32"><text:span text:style-name="T8"/></text:p>
      <text:p text:style-name="P32"><text:span text:style-name="T8"/></text:p>
      <text:p text:style-name="P37">Picking a chrysanthemum by the eastern hedge, </text:p>
      <text:p text:style-name="P32"><text:span text:style-name="T10"/></text:p>
      <text:p text:style-name="P38">He is picking chrysanthemum for his wine.</text:p>
      <text:p text:style-name="P32"><text:span text:style-name="T10"/></text:p>
      <text:p text:style-name="P38"><text:s/></text:p>
      <text:p text:style-name="P37">I happen to see the Southern Mountain. </text:p>
      <text:p text:style-name="P21"><text:span text:style-name="T8"/></text:p>
      <text:p text:style-name="P33"><text:span text:style-name="T9">This is the most most important line that exists within the poem, the happenstance of seeing the mountain and the joy that goes along with that.</text:span><text:span text:style-name="T6"> </text:span></text:p>
      <text:p text:style-name="P32"><text:span text:style-name="T8"/></text:p>
      <text:p text:style-name="P32"><text:span text:style-name="T8"/></text:p>
      <text:p text:style-name="P37">Mountain air at dusk is so nice, and flying birds return home together.</text:p>
      <text:p text:style-name="P32"><text:soft-page-break/><text:span text:style-name="T8"/></text:p>
      <text:p text:style-name="P37">The birds are a common theme for </text:p>
      <text:p text:style-name="P32"><text:span text:style-name="T8"/></text:p>
      <text:p text:style-name="P32"><text:span text:style-name="T8"/></text:p>
      <text:p text:style-name="P37">In this there is principle truth; </text:p>
      <text:p text:style-name="P32"><text:span text:style-name="T8">Wanting to express it, I already forget the words. </text:span><text:s/></text:p>
      <text:p text:style-name="P32"/>
      <text:p text:style-name="P32"/>
      <text:p text:style-name="P33">The core efforts of the Buddhist enlightenment:</text:p>
      <text:p text:style-name="P33"/>
      <text:p text:style-name="P33">Release of Personal Belongings</text:p>
      <text:p text:style-name="P33">Release of Personal Comfort: (Great Study)</text:p>
      <text:p text:style-name="P33">Release Image: hair identity </text:p>
      <text:p text:style-name="P33"/>
      <text:p text:style-name="P33"/>
      <text:p text:style-name="P3"><text:span text:style-name="T13">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3">2. </text:span>The second precept prohibits theft and related activities such as fraud and forgery. </text:p>
      <text:list text:style-name="L1">
        <text:list-header>
          <text:p text:style-name="P51"><text:span text:style-name="T13">3. </text:span>The third precept refers to sexual misconduct, and has been defined by modern teachers with terms such as <text:span text:style-name="T11">sexual responsibility</text:span> and <text:span text:style-name="T11">long-term commitment.</text:span> </text:p>
          <text:p text:style-name="P52"><text:span text:style-name="T13">4. </text:span>The fourth precept involves falsehood spoken or committed to by action, as well as malicious speech, harsh speech and gossip. </text:p>
          <text:p text:style-name="P53"><text:span text:style-name="T13">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1">2/27/2024</text:p>
      <text:p text:style-name="P33"/>
      <text:p text:style-name="P41">A common buddhist practice is to do what’s called “envisioning the dead”, where you imagine the most beautiful woman you can imagine, then imagine this person as they begin to lose it’s allure. </text:p>
      <text:p text:style-name="P41">Buddhists don’t believe in the self, they have a very limited self identity.</text:p>
      <text:p text:style-name="P41"/>
      <text:p text:style-name="P41">Manadarin nowadays has short dissident syllables. In ancient china, there were four tones that existed called ping, shang, qu, ad ru. </text:p>
      <text:p text:style-name="P43">Ping is flat! Ping makes up 50% of the the tones that exist in spoken word.</text:p>
      <text:p text:style-name="P42">According to the eight different types of types of poetry flaws, there is no good poetry, but there is rules for bad poetry. </text:p>
      <text:p text:style-name="P42"/>
      <text:p text:style-name="P42"><text:span text:style-name="T14">There are four different types of couples that exist within Chinese literature. These four are the head, chin, neck, and tail. Then we have the final syllable which rhymes, typically it has a non-flat tone.</text:span></text:p>
      <text:p text:style-name="P42"><text:span text:style-name="T14">Everything in chinese is paralleled, here’s what it means. </text:span></text:p>
      <text:p text:style-name="P42"><text:span text:style-name="T14">We have characters in similar positions must be in similar </text:span><text:span text:style-name="T12">categories</text:span><text:span text:style-name="T14">. For the couplet, both relative positions must be exactly the same. Basically, every </text:span><text:soft-page-break/><text:span text:style-name="T14">character has to be like that. The auditory and visual words can be paired together because they are both descriptive words. Pines, stones, those could be paired :) </text:span></text:p>
      <text:p text:style-name="P44">The head and the tail</text:p>
      <text:p text:style-name="P45">In the fourth, fifth, sixth centuries, the Chinese began to translate the neighboring sanskrit language into chinese, and learned more about their own language than they ever could have anticipated. </text:p>
      <text:p text:style-name="P45"/>
      <text:p text:style-name="P45">Flaw 2</text:p>
      <text:p text:style-name="P45">Elevated tail – fifth word cannot be of the same tone category as the last word of the second line of a couplet.</text:p>
      <text:p text:style-name="P45">Flaw 3</text:p>
      <text:p text:style-name="P45">Wasps waist, within one line, the second character cannot be of the same category as the last-modified</text:p>
      <text:p text:style-name="P45">Flaw 4 </text:p>
      <text:p text:style-name="P45">Storks knee</text:p>
      <text:p text:style-name="P45">Flaw 5 </text:p>
      <text:p text:style-name="P45"/>
      <text:p text:style-name="P45"/>
      <text:p text:style-name="P45">Lines that we can have </text:p>
      <text:p text:style-name="P45">--**-</text:p>
      <text:p text:style-name="P45">**---</text:p>
      <text:p text:style-name="P45">---*-</text:p>
      <text:p text:style-name="P45">***--</text:p>
      <text:p text:style-name="P45">tail neck chin head </text:p>
      <text:p text:style-name="P45"/>
      <text:p text:style-name="P48">TOPIC</text:p>
      <text:p text:style-name="P48">I knew not of the Temple of Incense massed</text:p>
      <text:p text:style-name="P48">EXTENSION OF THE TOPIC</text:p>
      <text:p text:style-name="P48">I went several miles into cloudy peaks</text:p>
      <text:p text:style-name="P48">Chin</text:p>
      <text:p text:style-name="P48">Ancient trees, trails with no one there,</text:p>
      <text:p text:style-name="P48">Chin extended</text:p>
      <text:p text:style-name="P48">deep in hills, a bell from I knew not where.</text:p>
      <text:p text:style-name="P48">Neck </text:p>
      <text:p text:style-name="P48">a stream’s sounds choked on steep-pitched stones,</text:p>
      <text:p text:style-name="P48">neck extended </text:p>
      <text:p text:style-name="P48">and hues of sunlight were chilled <text:span text:style-name="T16">by green pines</text:span></text:p>
      <text:p text:style-name="P49">Towards dusk at the bend of a deserted pool, in meditations calm I mastered passions Dragon. </text:p>
      <text:p text:style-name="P48"/>
      <text:p text:style-name="P45">The story of this writer wang wei is as such,</text:p>
      <text:p text:style-name="P45">his parents died early and he was sent by a daoist temple </text:p>
      <text:p text:style-name="P45">He then took the imperial exam, but berore he did that, he managed to befriend a princess! </text:p>
      <text:p text:style-name="P45">Disguised as a servant musician, he performed music for the princess, and she was smitten. Very shortly she requested an audience with the brilliant musician. The princess asked the mysterious musician if he wrote poetry or performed any other arts,</text:p>
      <text:p text:style-name="P45">of course he did, </text:p>
      <text:p text:style-name="P46">and he was chosen to be sponsored <text:span text:style-name="T15">for the imperial test where achieved number one over all. Fast forward, a rebellion has befallen the empire, and wang wei has been asked to served the rebels in court. </text:span></text:p>
      <text:p text:style-name="P47">After the rebels had been defeated a few years later, he was charged with treason and was only pardoned when a poem of his was discovered that condemned the actions of the rebels. </text:p>
      <text:p text:style-name="P47"/>
      <text:p text:style-name="P47">1<text:span text:style-name="T17">st</text:span> and 4<text:span text:style-name="T17">th</text:span> may not be parallel, 2<text:span text:style-name="T17">nd</text:span> and 3<text:span text:style-name="T17">rd</text:span> may need to be parallel. </text:p>
      <text:p text:style-name="P47"/>
      <text:p text:style-name="P50">HIGH TANG POETRY – page 385</text:p>
      <text:p text:style-name="P50">Early tang poetry is when they finalized this poetry. If you notice, all of the poems were 8 lines long. </text:p>
      <text:p text:style-name="P50">388 hard straits </text:p>
      <text:p text:style-name="P50"><text:s/><text:span text:style-name="T19">Wang wei later retired to an estate that previously was owned by a prime </text:span><text:soft-page-break/><text:span text:style-name="T19">minister. In this estate, he wandered around writing poems of the various views that existed within the vill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2-29T14:37:48.631885133</dc:date>
    <meta:editing-duration>P4DT4H3M2S</meta:editing-duration>
    <meta:editing-cycles>24</meta:editing-cycles>
    <meta:generator>LibreOffice/7.6.4.1$Linux_X86_64 LibreOffice_project/60$Build-1</meta:generator>
    <meta:document-statistic meta:table-count="0" meta:image-count="0" meta:object-count="0" meta:page-count="8" meta:paragraph-count="212" meta:word-count="2640" meta:character-count="15269" meta:non-whitespace-character-count="12730"/>
  </office:meta>
</office:document-meta>
</file>